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999999"/>
      <style:text-properties fo:font-size="13pt" style:font-size-asian="13pt" style:font-size-complex="13pt"/>
    </style:style>
    <style:style style:name="ce4" style:family="table-cell" style:parent-style-name="Default" style:data-style-name="N99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string" calcext:value-type="string">
            <text:p>Instellingen</text:p>
          </table:table-cell>
          <table:table-cell table:style-name="ce3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seWeldingCost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ldingCostWeigh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ldingSpeed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olver</text:p>
          </table:table-cell>
          <table:table-cell table:style-name="ce5" office:value-type="string" calcext:value-type="string">
            <text:p>Ikfast</text:p>
          </table:table-cell>
        </table:table-row>
        <table:table-row table:style-name="ro1">
          <table:table-cell office:value-type="string" calcext:value-type="string">
            <text:p>Poses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string" calcext:value-type="string">
            <text:p>Resultaten</text:p>
          </table:table-cell>
          <table:table-cell table:style-name="ce3"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fase1</text:p>
          </table:table-cell>
          <table:table-cell office:value-type="float" office:value="10.1155" calcext:value-type="float">
            <text:p>10.1155</text:p>
          </table:table-cell>
        </table:table-row>
        <table:table-row table:style-name="ro1">
          <table:table-cell table:style-name="ce2" office:value-type="string" calcext:value-type="string">
            <text:p>fase2</text:p>
          </table:table-cell>
          <table:table-cell office:value-type="float" office:value="3.36812" calcext:value-type="float">
            <text:p>3.36812</text:p>
          </table:table-cell>
        </table:table-row>
        <table:table-row table:style-name="ro1">
          <table:table-cell table:style-name="ce2" office:value-type="string" calcext:value-type="string">
            <text:p>fase3</text:p>
          </table:table-cell>
          <table:table-cell office:value-type="float" office:value="0.65351" calcext:value-type="float">
            <text:p>0.65351</text:p>
          </table:table-cell>
        </table:table-row>
        <table:table-row table:style-name="ro1">
          <table:table-cell table:style-name="ce2" office:value-type="string" calcext:value-type="string">
            <text:p>totaal</text:p>
          </table:table-cell>
          <table:table-cell office:value-type="float" office:value="14.1384" calcext:value-type="float">
            <text:p>14.138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st</text:p>
          </table:table-cell>
          <table:table-cell office:value-type="float" office:value="368.472" calcext:value-type="float">
            <text:p>368.4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4:06:15.084329855</meta:creation-date>
    <dc:date>2017-05-27T14:25:31.914822940</dc: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23" meta:object-count="0"/>
  </office:meta>
</office:document-meta>
</file>